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0, 2021 (12:28: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Your feedback is important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0:28:47Z</meta:creation-date>
    <dc:date>2021-05-20T00:28:47Z</dc:date>
    <meta:user-defined meta:name="date" meta:value-type="string">May  20, 2021 (12:28: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